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2F8B1E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paragraph-properties fo:text-align="center" style:justify-single-word="false"/>
      <style:text-properties fo:font-size="16pt" fo:font-weight="bold" style:font-size-asian="16pt" style:font-weight-asian="bold" style:font-size-complex="16pt"/>
    </style:style>
    <style:style style:name="P2" style:family="paragraph" style:parent-style-name="normal">
      <style:paragraph-properties fo:text-align="end" style:justify-single-word="false"/>
    </style:style>
    <style:style style:name="P3" style:family="paragraph" style:parent-style-name="normal">
      <style:text-properties fo:font-variant="small-caps"/>
    </style:style>
    <style:style style:name="P4" style:family="paragraph" style:parent-style-name="normal">
      <style:paragraph-properties fo:line-height="150%"/>
    </style:style>
    <style:style style:name="P5" style:family="paragraph" style:parent-style-name="normal">
      <style:paragraph-properties fo:text-align="justify" style:justify-single-word="false"/>
    </style:style>
    <style:style style:name="P6" style:family="paragraph" style:parent-style-name="normal">
      <style:text-properties fo:font-style="italic" style:font-style-asian="italic"/>
    </style:style>
    <style:style style:name="P7" style:family="paragraph" style:parent-style-name="normal">
      <style:paragraph-properties fo:text-align="justify" style:justify-single-word="false"/>
      <style:text-properties fo:font-style="italic" style:font-style-asian="italic"/>
    </style:style>
    <style:style style:name="P8" style:family="paragraph" style:parent-style-name="normal">
      <style:paragraph-properties fo:text-align="justify" style:justify-single-word="false"/>
      <style:text-properties fo:font-weight="bold" style:font-weight-asian="bold"/>
    </style:style>
    <style:style style:name="P9" style:family="paragraph" style:parent-style-name="normal">
      <style:paragraph-properties fo:margin-top="0.212cm" fo:margin-bottom="0cm" fo:text-align="center" style:justify-single-word="false"/>
    </style:style>
    <style:style style:name="P10" style:family="paragraph" style:parent-style-name="normal">
      <style:paragraph-properties fo:margin-left="0cm" fo:margin-right="0cm" fo:text-align="justify" style:justify-single-word="false" fo:text-indent="1.27cm" style:auto-text-indent="false"/>
    </style:style>
    <style:style style:name="P11" style:family="paragraph" style:parent-style-name="normal">
      <style:paragraph-properties fo:margin-left="0cm" fo:margin-right="0cm" fo:text-align="justify" style:justify-single-word="false" fo:text-indent="1.27cm" style:auto-text-indent="false"/>
      <style:text-properties fo:background-color="#c0c0c0"/>
    </style:style>
    <style:style style:name="P12" style:family="paragraph" style:parent-style-name="normal">
      <style:paragraph-properties fo:text-align="justify" style:justify-single-word="false" fo:padding="0cm" fo:border="none"/>
    </style:style>
    <style:style style:name="P13" style:family="paragraph" style:parent-style-name="normal">
      <style:paragraph-properties fo:text-align="justify" style:justify-single-word="false" fo:padding="0cm" fo:border="none"/>
      <style:text-properties fo:font-style="italic" style:text-underline-style="solid" style:text-underline-width="auto" style:text-underline-color="font-color" style:font-style-asian="italic"/>
    </style:style>
    <style:style style:name="P14" style:family="paragraph" style:parent-style-name="normal">
      <style:paragraph-properties fo:padding="0cm" fo:border="none">
        <style:tab-stops>
          <style:tab-stop style:position="7.325cm" style:type="center"/>
          <style:tab-stop style:position="14.651cm" style:type="right"/>
        </style:tab-stops>
      </style:paragraph-properties>
    </style:style>
    <style:style style:name="P15" style:family="paragraph" style:parent-style-name="normal">
      <style:paragraph-properties fo:text-align="end" style:justify-single-word="false" fo:padding="0cm" fo:border="none">
        <style:tab-stops>
          <style:tab-stop style:position="7.325cm" style:type="center"/>
          <style:tab-stop style:position="14.651cm" style:type="right"/>
        </style:tab-stops>
      </style:paragraph-properties>
    </style:style>
    <style:style style:name="P16" style:family="paragraph" style:parent-style-name="normal">
      <style:paragraph-properties fo:margin-left="0.751cm" fo:margin-right="0cm" fo:text-align="justify" style:justify-single-word="false" fo:text-indent="0cm" style:auto-text-indent="false" fo:padding="0cm" fo:border="none"/>
    </style:style>
    <style:style style:name="P17" style:family="paragraph" style:parent-style-name="normal" style:list-style-name="WWNum3">
      <style:paragraph-properties fo:margin-left="0.751cm" fo:margin-right="0cm" fo:text-align="justify" style:justify-single-word="false" fo:text-indent="0cm" style:auto-text-indent="false" fo:padding="0cm" fo:border="none"/>
    </style:style>
    <style:style style:name="P18" style:family="paragraph" style:parent-style-name="normal" style:list-style-name="WWNum2">
      <style:paragraph-properties fo:margin-left="0.751cm" fo:margin-right="0cm" fo:text-align="justify" style:justify-single-word="false" fo:text-indent="0cm" style:auto-text-indent="false" fo:padding="0cm" fo:border="none"/>
    </style:style>
    <style:style style:name="P19" style:family="paragraph" style:parent-style-name="normal" style:list-style-name="WWNum1">
      <style:paragraph-properties fo:margin-left="0.751cm" fo:margin-right="0cm" fo:text-align="justify" style:justify-single-word="false" fo:text-indent="0cm" style:auto-text-indent="false" fo:padding="0cm" fo:border="none"/>
    </style:style>
    <style:style style:name="P20" style:family="paragraph" style:parent-style-name="normal">
      <style:paragraph-properties fo:margin-left="0.751cm" fo:margin-right="0cm" fo:text-align="justify" style:justify-single-word="false" fo:text-indent="0cm" style:auto-text-indent="false" fo:padding="0cm" fo:border="none"/>
      <style:text-properties fo:color="#000000"/>
    </style:style>
    <style:style style:name="P21" style:family="paragraph" style:parent-style-name="normal">
      <style:paragraph-properties fo:margin-left="0.751cm" fo:margin-right="0cm" fo:text-align="justify" style:justify-single-word="false" fo:text-indent="0cm" style:auto-text-indent="false"/>
    </style:style>
    <style:style style:name="P22" style:family="paragraph" style:parent-style-name="normal" style:list-style-name="WWNum1">
      <style:paragraph-properties fo:margin-left="0.751cm" fo:margin-right="0cm" fo:text-align="justify" style:justify-single-word="false" fo:text-indent="0cm" style:auto-text-indent="false"/>
    </style:style>
    <style:style style:name="P23" style:family="paragraph" style:parent-style-name="normal">
      <style:paragraph-properties fo:margin-left="0.75cm" fo:margin-right="0cm" fo:text-align="justify" style:justify-single-word="false" fo:text-indent="0cm" style:auto-text-indent="false" fo:padding="0cm" fo:border="none"/>
    </style:style>
    <style:style style:name="P24" style:family="paragraph" style:parent-style-name="normal">
      <style:paragraph-properties fo:margin-left="0cm" fo:margin-right="0cm" fo:text-align="justify" style:justify-single-word="false" fo:text-indent="0.751cm" style:auto-text-indent="false"/>
    </style:style>
    <style:style style:name="P25" style:family="paragraph" style:parent-style-name="normal">
      <style:paragraph-properties fo:margin-left="0cm" fo:margin-right="0cm" fo:text-align="justify" style:justify-single-word="false" fo:text-indent="0.751cm" style:auto-text-indent="false"/>
      <style:text-properties fo:font-style="italic" style:font-style-asian="italic"/>
    </style:style>
    <style:style style:name="P26" style:family="paragraph" style:parent-style-name="normal" style:master-page-name="Converted2">
      <style:paragraph-properties style:page-number="auto"/>
    </style:style>
    <style:style style:name="P27" style:family="paragraph" style:parent-style-name="normal" style:master-page-name="Converted3">
      <style:paragraph-properties style:page-number="auto"/>
    </style:style>
    <style:style style:name="P28" style:family="paragraph" style:parent-style-name="normal" style:master-page-name="Converted4">
      <style:paragraph-properties style:page-number="auto"/>
    </style:style>
    <style:style style:name="P29" style:family="paragraph" style:parent-style-name="normal">
      <style:paragraph-properties fo:margin-left="1.27cm" fo:margin-right="0cm" fo:text-align="justify" style:justify-single-word="false" fo:text-indent="0.635cm" style:auto-text-indent="false"/>
    </style:style>
    <style:style style:name="P30" style:family="paragraph" style:parent-style-name="normal">
      <style:paragraph-properties fo:margin-left="0.635cm" fo:margin-right="0cm" fo:text-align="justify" style:justify-single-word="false" fo:text-indent="1.27cm" style:auto-text-indent="false"/>
    </style:style>
    <style:style style:name="P31" style:family="paragraph" style:parent-style-name="normal">
      <style:paragraph-properties fo:margin-left="0cm" fo:margin-right="0.635cm" fo:text-indent="0cm" style:auto-text-indent="false" fo:padding="0cm" fo:border="none">
        <style:tab-stops>
          <style:tab-stop style:position="7.325cm" style:type="center"/>
          <style:tab-stop style:position="14.651cm" style:type="right"/>
        </style:tab-stops>
      </style:paragraph-properties>
    </style:style>
    <style:style style:name="P32" style:family="paragraph" style:parent-style-name="normal" style:master-page-name="Standard">
      <style:paragraph-properties fo:text-align="center" style:justify-single-word="false" style:page-number="auto"/>
    </style:style>
    <style:style style:name="P33" style:family="paragraph" style:parent-style-name="footnote_20_text" style:master-page-name="Converted1">
      <style:paragraph-properties style:page-number="auto"/>
    </style:style>
    <style:style style:name="P34"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variant="small-caps"/>
    </style:style>
    <style:style style:name="T5" style:family="text">
      <style:text-properties fo:font-variant="small-caps" fo:font-size="14pt" fo:font-weight="bold" style:font-size-asian="14pt" style:font-weight-asian="bold" style:font-size-complex="14pt"/>
    </style:style>
    <style:style style:name="T6" style:family="text">
      <style:text-properties fo:font-variant="small-caps" fo:font-size="13pt" style:text-underline-style="solid" style:text-underline-width="auto" style:text-underline-color="font-color" fo:font-weight="bold" style:font-size-asian="13pt" style:font-weight-asian="bold" style:font-size-complex="13pt"/>
    </style:style>
    <style:style style:name="T7" style:family="text">
      <style:text-properties fo:font-size="13pt" style:text-underline-style="solid" style:text-underline-width="auto" style:text-underline-color="font-color" fo:font-weight="bold" style:font-size-asian="13pt" style:font-weight-asian="bold" style:font-size-complex="13pt"/>
    </style:style>
    <style:style style:name="T8" style:family="text">
      <style:text-properties fo:background-color="#ffffff"/>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ize="10pt" style:font-size-asian="10pt" style:font-size-complex="10pt"/>
    </style:style>
    <style:style style:name="T12" style:family="text">
      <style:text-properties fo:font-size="10pt" fo:background-color="#ffffff" style:font-size-asian="10pt" style:font-size-complex="10pt"/>
    </style:style>
    <style:style style:name="T13" style:family="text">
      <style:text-properties fo:color="#000000"/>
    </style:style>
    <style:style style:name="T14" style:family="text">
      <style:text-properties fo:color="#000000" fo:font-weight="bold" style:font-weight-asian="bold"/>
    </style:style>
    <style:style style:name="T15" style:family="text">
      <style:text-properties fo:color="#000000" fo:font-weight="bold" fo:background-color="#ffffff" style:font-weight-asian="bold"/>
    </style:style>
    <style:style style:name="T16" style:family="text">
      <style:text-properties fo:color="#000000" fo:background-color="#ffffff"/>
    </style:style>
    <style:style style:name="T17" style:family="text">
      <style:text-properties fo:color="#000000" style:text-position="super 58%" fo:font-weight="bold" style:font-weight-asian="bold"/>
    </style:style>
    <style:style style:name="T18" style:family="text">
      <style:text-properties fo:color="#000000" fo:font-style="italic" style:font-style-asian="italic"/>
    </style:style>
    <style:style style:name="T19" style:family="text">
      <style:text-properties fo:color="#000000" fo:font-size="10pt" style:font-size-asian="10pt" style:font-size-complex="10pt"/>
    </style:style>
    <style:style style:name="T20" style:family="text">
      <style:text-properties fo:color="#0000ff" style:text-underline-style="solid" style:text-underline-width="auto" style:text-underline-color="font-color"/>
    </style:style>
    <style:style style:name="T21" style:family="text">
      <style:text-properties style:text-position="super 58%"/>
    </style:style>
    <style:style style:name="T22" style:family="text">
      <style:text-properties fo:color="#1155cc" fo:font-size="10pt" style:text-underline-style="solid" style:text-underline-width="auto" style:text-underline-color="font-color" style:font-size-asian="10pt" style:font-size-complex="10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2"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4"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6"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8"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10"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12"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14"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16"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18"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20"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22" draw:name="image1.png" draw:style-name="gr1" draw:text-style-name="P34" svg:width="0.634cm" svg:height="0.634cm" svg:x="0cm" svg:y="0cm">
        <draw:image xlink:href="Pictures/1000020100000100000001002F8B1E78.png" xlink:type="simple" xlink:show="embed" xlink:actuate="onLoad">
          <text:p/>
        </draw:image>
      </draw:frame>
      <draw:frame text:anchor-type="page" text:anchor-page-number="0" draw:z-index="24" draw:name="image1.png" draw:style-name="gr1" draw:text-style-name="P34" svg:width="0.634cm" svg:height="0.634cm" svg:x="0cm" svg:y="0cm">
        <draw:image xlink:href="Pictures/1000020100000100000001002F8B1E78.png" xlink:type="simple" xlink:show="embed" xlink:actuate="onLoad">
          <text:p/>
        </draw:image>
      </draw:frame>
      <text:p text:style-name="P32"><text:span text:style-name="T1">Prototype de tableau recensant les catalogues d’exposition et périodiques accessibles en ligne</text:span></text:p>
      <text:p text:style-name="P9"><text:span text:style-name="T1">Notice explicative</text:span></text:p>
      <text:p text:style-name="P1"/>
      <text:p text:style-name="normal"/>
      <text:p text:style-name="P2"><text:span text:style-name="T3">Projet </text:span><text:span text:style-name="T5">Visual Contagions</text:span></text:p>
      <text:p text:style-name="P3"/>
      <text:p text:style-name="P4"><text:span text:style-name="T6">Contexte et objectifs</text:span></text:p>
      <text:p text:style-name="P10">Ce prototype recense actuellement les catalogues d’exposition et périodiques déjà consultables en ligne. Il est constitué de deux tableaux. Le premier contient les documents pour lesquels aucun manifeste n’a encore été créé et le second répertorie ceux pour lesquels il existe déjà un manifeste.</text:p>
      <text:p text:style-name="P10">L’objectif concernant le premier tableau est double : d’une part, celui-ci doit permettre de générer des manifestes IIIF à partir des métadonnées<text:span text:style-name="T8"> renseignées,</text:span> d’autre part, ces métadonnées doivent pouvoir être versées dans BasArt, la base de catalogues d’exposition du projet Artl@s, lorsque celles-ci concernent des catalogues absents de cette base.</text:p>
      <text:p text:style-name="P10">Le second tableau permet quant à lui de récupérer les manifestes existants afin de les intégrer au futur portail du projet <text:span text:style-name="T4">Visual Contagions</text:span>, ainsi que de verser dans BasArt, les métadonnées des catalogues qui n’y sont pas encore.</text:p>
      <text:p text:style-name="P10"><text:span text:style-name="T8">Pour mener à bien cette étape du projet, la décision a été prise d’employer la TEI comme format pivot. Ainsi, à partir des métadonnées contenues dans le tableau, il s’agit de générer automatiquement des TEI headers (un par document), avant d’une part de générer à partir de ces headers, les manifestes IIIF, et d’autre part de migrer les données des documents absents de BasArt vers cette base de données.</text:span></text:p>
      <text:p text:style-name="P11"/>
      <text:p text:style-name="P3"/>
      <text:p text:style-name="normal"><text:span text:style-name="T9">Un échantillon des tableaux se trouve dans le même dossier que la présente documentation</text:span><text:note text:id="ftn1" text:note-class="footnote"><text:note-citation>1</text:note-citation><text:note-body><text:p text:style-name="P33"><text:span text:style-name="footnote_20_reference"><text:span text:style-name="T11"/></text:span><text:span text:style-name="T11"> La documentation originale (non publiée) est un document Google et contient une URL renvoyant directement vers le tableau listant toutes les ressources (feuille de calcul Google). Dans le cadre du dépôt de ce travail sur Github, cette URL a été remplacée l’indication ci-dessus.</text:span></text:p></text:note-body></text:note><text:span text:style-name="T9"> : - « 1_PrototypeCSV_exhibCat-periodicals_withoutManifests »</text:span></text:p>
      <text:p text:style-name="normal"><text:span text:style-name="T9">- « 2_PrototypeCSV_exhibCat-periodicals_withManifests ».</text:span></text:p>
      <text:p text:style-name="P6"/>
      <text:p text:style-name="P3"/>
      <text:p text:style-name="P4"><text:span text:style-name="T6">Tableau</text:span><text:span text:style-name="T7"> </text:span><text:span text:style-name="T6">1 : ressources sans manifeste</text:span></text:p>
      <text:p text:style-name="P5">Ce tableau doit contenir les documents pour lesquels il n’existe pas encore de manifeste.</text:p>
      <text:p text:style-name="P5"/>
      <text:p text:style-name="P5"/>
      <text:p text:style-name="P5"><text:span text:style-name="T10">Explications concernant les colonnes :</text:span></text:p>
      <text:p text:style-name="P5"/>
      <text:p text:style-name="P5">En bleu : les colonnes qui ne concernent que les périodiques.</text:p>
      <text:p text:style-name="P5">En rose : les colonnes qui concernent uniquement les catalogues d’exposition (par la suite, cela pourra concerner également les catalogues de vente).</text:p>
      <text:p text:style-name="P5"/>
      <text:p text:style-name="P5"><text:bookmark text:name="_GoBack"/></text:p>
      <text:list xml:id="list3864295114058677161" text:style-name="WWNum3">
        <text:list-item>
          <text:p text:style-name="P17"><text:soft-page-break/><text:span text:style-name="T14">Nommage_fichier (colonne A)</text:span><text:span text:style-name="T13"> : nom donné au fichier </text:span>selon ce modèle : typeSource_anneeEdition_villeEdition_titreAbrege.</text:p>
        </text:list-item>
      </text:list>
      <text:p text:style-name="P23">La ville d’édition doit être indiquée en anglais. Ne laisser aucun espace dans le nommage (seuls les « _ » et les « - »  sont autorisés). Ne pas utiliser d’accents ou de caractères spéciaux (remplacer par exemple « Surréalisme » par « Surrealisme »).</text:p>
      <text:p text:style-name="P13"/>
      <text:p text:style-name="P12"><text:span text:style-name="T10">Exemple de nommage pour les catalogues d’exposition :</text:span></text:p>
      <text:p text:style-name="P12">exhibCat_1925_Paris_ChineExpositionInternationaleArtsDecoratifs</text:p>
      <text:p text:style-name="P12"/>
      <text:p text:style-name="P12"><text:span text:style-name="T10">Exemple de nommage pour les périodiques : </text:span></text:p>
      <text:p text:style-name="P12">perio_1888-05_Paris_JaponArtistique</text:p>
      <text:p text:style-name="P5"/>
      <text:p text:style-name="P5"/>
      <text:list xml:id="list281197720" text:continue-numbering="true" text:style-name="WWNum3">
        <text:list-item>
          <text:p text:style-name="P17"><text:span text:style-name="T14">Type_source (colonne B)</text:span><text:span text:style-name="T13"> : type de </text:span>document <text:span text:style-name="T13">(deux types actuellement : « Exhibition catalog » et « Periodical »).</text:span></text:p>
        </text:list-item>
      </text:list>
      <text:p text:style-name="P24"><text:span text:style-name="T9">Information à faire apparaître dans les manifestes.</text:span></text:p>
      <text:p text:style-name="P5"/>
      <text:p text:style-name="P5"/>
      <text:list xml:id="list1217899966" text:continue-numbering="true" text:style-name="WWNum3">
        <text:list-item>
          <text:p text:style-name="P17"><text:span text:style-name="T14">Contributeur (colonne C) </text:span><text:span text:style-name="T13">: </text:span>prénom<text:span text:style-name="T13"> et nom de la personne ayant </text:span>collecté<text:span text:style-name="T13"> les métadonnées de la ressource.</text:span></text:p>
        </text:list-item>
      </text:list>
      <text:p text:style-name="P24"><text:span text:style-name="T9">Information à faire apparaître dans les manifestes et dans BasArt.</text:span></text:p>
      <text:p text:style-name="P5"/>
      <text:p text:style-name="P5"/>
      <text:list xml:id="list1169932331" text:continue-numbering="true" text:style-name="WWNum3">
        <text:list-item>
          <text:p text:style-name="P17"><text:span text:style-name="T14">Titre (colonne D)</text:span><text:span text:style-name="T13"> : titre </text:span>du document<text:span text:style-name="T13"> (catalogue d’exposition ou revue).</text:span></text:p>
        </text:list-item>
      </text:list>
      <text:p text:style-name="P24"><text:span text:style-name="T9">Information à faire apparaître dans les manifestes et dans BasArt.</text:span></text:p>
      <text:p text:style-name="P5"/>
      <text:p text:style-name="P5"/>
      <text:list xml:id="list284258511" text:continue-numbering="true" text:style-name="WWNum3">
        <text:list-item>
          <text:p text:style-name="P17"><text:span text:style-name="T14">Auteur (colonne E)</text:span><text:span text:style-name="T13"> : auteur </text:span>du document<text:span text:style-name="T13"> (dans le cas des catalogues d’exposition, cela peut être le nom de l’institution à l’origine </text:span>de la création du catalogue<text:span text:style-name="T13"> ou l’auteur de l’introduction d</text:span>e ce<text:span text:style-name="T13"> catalogue).</text:span></text:p>
        </text:list-item>
      </text:list>
      <text:p text:style-name="P24"><text:span text:style-name="T9">Information à faire apparaître dans les manifestes.</text:span></text:p>
      <text:p text:style-name="P5"/>
      <text:p text:style-name="P5"><text:span text:style-name="T10">Exemple d’un manifeste de la BnF</text:span><text:span text:style-name="T9"> :</text:span> label « Creator », value « Société lorraine des amis des arts. Auteur du texte ».</text:p>
      <text:p text:style-name="P5"><text:a xlink:type="simple" xlink:href="https://gallica.bnf.fr/iiif/ark:/12148/bpt6k62251805/manifest.json" text:style-name="Internet_20_link" text:visited-style-name="Visited_20_Internet_20_Link"><text:span text:style-name="T20">https://gallica.bnf.fr/iiif/ark:/12148/bpt6k62251805/manifest.json</text:span></text:a></text:p>
      <text:p text:style-name="P5"/>
      <text:p text:style-name="P5"><text:span text:style-name="T10">Exemple d’un manifeste de l’INHA</text:span><text:span text:style-name="T9"> :</text:span> label « Creator », value « Fry, Roger Eliot (1866-1934) » et « Grafton Galleries (Londres) ».</text:p>
      <text:p text:style-name="P5"><text:a xlink:type="simple" xlink:href="https://bibliotheque-numerique.inha.fr/iiif/35311/manifest" text:style-name="Internet_20_link" text:visited-style-name="Visited_20_Internet_20_Link"><text:span text:style-name="T20">https://bibliotheque-numerique.inha.fr/iiif/35311/manifest</text:span></text:a></text:p>
      <text:p text:style-name="P5"><draw:frame draw:style-name="fr1" text:anchor-type="char" svg:x="0.318cm" svg:y="0.402cm" svg:width="0.635cm" svg:height="0.635cm" draw:z-index="1"><draw:image xlink:href="Pictures/1000020100000100000001002F8B1E78.png" xlink:type="simple" xlink:show="embed" xlink:actuate="onLoad"/></draw:frame></text:p>
      <text:p text:style-name="P5">Attention ! Cette colonne ne devra contenir qu’un seul auteur. S’il y a plusieurs auteurs pour un même document, il faudra impérativement ajouter ces auteurs supplémentaires directement dans le fichier TEI décrivant le document.</text:p>
      <text:p text:style-name="P5"/>
      <text:p text:style-name="P5"/>
      <text:list xml:id="list5487020878181655554" text:style-name="WWNum2">
        <text:list-item>
          <text:p text:style-name="P18"><text:span text:style-name="T15">Directeur (colonne F) </text:span><text:span text:style-name="T16">: directeur du périodique (concerne également quelques catalogues d</text:span><text:span text:style-name="T8">’exposition pour lesquels un directeur de publication est mentionné, exemple : Les Salons de la Rose † Croix).</text:span></text:p>
        </text:list-item>
      </text:list>
      <text:p text:style-name="P24"><text:span text:style-name="T9">Information à faire apparaître dans les manifestes.</text:span></text:p>
      <text:p text:style-name="P25"/>
      <text:p text:style-name="P5"><text:soft-page-break/><text:s/><draw:frame draw:style-name="fr1" text:anchor-type="char" svg:x="0.318cm" svg:y="0.402cm" svg:width="0.635cm" svg:height="0.635cm" draw:z-index="3"><draw:image xlink:href="Pictures/1000020100000100000001002F8B1E78.png" xlink:type="simple" xlink:show="embed" xlink:actuate="onLoad"/></draw:frame></text:p>
      <text:p text:style-name="P5">Attention ! Cette colonne ne devra contenir qu’un unique nom de directeur. S’il y a plusieurs directeurs pour une même revue, il faudra impérativement ajouter ces directeurs supplémentaires directement dans le fichier TEI décrivant le document.</text:p>
      <text:p text:style-name="P5"/>
      <text:p text:style-name="P5"/>
      <text:list xml:id="list3217404216940287981" text:style-name="WWNum1">
        <text:list-item>
          <text:p text:style-name="P19"><text:span text:style-name="T14">Editeur (colonne G) </text:span><text:span text:style-name="T13">: nom de l’éditeur.</text:span></text:p>
        </text:list-item>
      </text:list>
      <text:p text:style-name="P24"><text:span text:style-name="T9">Information à faire apparaître dans les manifestes et dans BasArt.</text:span></text:p>
      <text:p text:style-name="P5"><text:s/><draw:frame draw:style-name="fr1" text:anchor-type="char" svg:x="0.318cm" svg:y="0.402cm" svg:width="0.635cm" svg:height="0.635cm" draw:z-index="5"><draw:image xlink:href="Pictures/1000020100000100000001002F8B1E78.png" xlink:type="simple" xlink:show="embed" xlink:actuate="onLoad"/></draw:frame></text:p>
      <text:p text:style-name="P5">Attention ! Cette colonne ne devra contenir qu’un unique nom d’éditeur. S’il y a plusieurs éditeurs pour une même revue, il faudra impérativement ajouter cette information supplémentaire directement dans le fichier TEI décrivant le document.</text:p>
      <text:p text:style-name="P5"/>
      <text:p text:style-name="P5"/>
      <text:list xml:id="list1121006775" text:continue-numbering="true" text:style-name="WWNum1">
        <text:list-item>
          <text:p text:style-name="P22"><text:span text:style-name="T2">Editeur scientifique (colonne H) </text:span>: nom de l’éditeur scientifique. L’éditeur scientifique est entre autres, la personne ou la collectivité responsable du contenu intellectuel de l’édition d’un document<text:note text:id="ftn2" text:note-class="footnote"><text:note-citation>2</text:note-citation><text:note-body><text:p text:style-name="P26"><text:span text:style-name="T21"/><text:span text:style-name="T11"> Source : </text:span><text:a xlink:type="simple" xlink:href="https://data.bnf.fr/fr/vocabulary/roles/r360/" text:style-name="Internet_20_link" text:visited-style-name="Visited_20_Internet_20_Link"><text:span text:style-name="T22">https://data.bnf.fr/fr/vocabulary/roles/r360/</text:span></text:a></text:p><text:p text:style-name="normal"/></text:note-body></text:note>.</text:p>
        </text:list-item>
      </text:list>
      <text:p text:style-name="P24"><text:span text:style-name="T9">Information à faire apparaître dans les manifestes.</text:span></text:p>
      <text:p text:style-name="P5"><text:s/><draw:frame draw:style-name="fr1" text:anchor-type="char" svg:x="0.318cm" svg:y="0.402cm" svg:width="0.635cm" svg:height="0.635cm" draw:z-index="7"><draw:image xlink:href="Pictures/1000020100000100000001002F8B1E78.png" xlink:type="simple" xlink:show="embed" xlink:actuate="onLoad"/></draw:frame></text:p>
      <text:p text:style-name="P5">Attention ! Cette colonne ne devra contenir qu’un unique nom d’éditeur scientifique. S’il y a plusieurs éditeurs scientifiques pour une même revue, il faudra impérativement ajouter cette information supplémentaire directement dans le fichier TEI décrivant le document.</text:p>
      <text:p text:style-name="P5"/>
      <text:p text:style-name="P5"/>
      <text:list xml:id="list478675620" text:continue-numbering="true" text:style-name="WWNum1">
        <text:list-item>
          <text:p text:style-name="P19"><text:span text:style-name="T14">Lieu_publication_en (colonne </text:span><text:span text:style-name="T2">I</text:span><text:span text:style-name="T14">)</text:span><text:span text:style-name="T13"> : indiquer la ville de publication de </text:span>le document<text:span text:style-name="T13"> (en anglais - pour Londres, écrire « London »).</text:span></text:p>
        </text:list-item>
      </text:list>
      <text:p text:style-name="P24"><text:span text:style-name="T9">Information à faire apparaître dans les manifestes et dans BasArt.</text:span></text:p>
      <text:p text:style-name="P5"/>
      <text:p text:style-name="P5"/>
      <text:list xml:id="list219247004" text:continue-numbering="true" text:style-name="WWNum1">
        <text:list-item>
          <text:p text:style-name="P19"><text:span text:style-name="T14">Date_publication (colonne </text:span><text:span text:style-name="T2">J</text:span><text:span text:style-name="T14">) </text:span><text:span text:style-name="T13">: année de publication </text:span>du document<text:span text:style-name="T13"> pour les catalogues d’exposition. Date de publication du numéro pour les périodiques (norme ISO-8601 : yyyy-mm-dd).</text:span></text:p>
        </text:list-item>
      </text:list>
      <text:p text:style-name="P24"><text:span text:style-name="T9">Information à faire apparaître dans les manifestes et dans BasArt.</text:span></text:p>
      <text:p text:style-name="P24"/>
      <text:p text:style-name="P24"/>
      <text:list xml:id="list1541784949" text:continue-numbering="true" text:style-name="WWNum1">
        <text:list-item>
          <text:p text:style-name="P19"><text:span text:style-name="T14">Annee_1</text:span><text:span text:style-name="T17">er</text:span><text:span text:style-name="T14">_numero (colonne </text:span><text:span text:style-name="T2">K</text:span><text:span text:style-name="T14">)</text:span><text:span text:style-name="T16"> : </text:span><text:span text:style-name="T13">année de publication du premier numéro de la revue (fondation de la revue).</text:span></text:p>
        </text:list-item>
      </text:list>
      <text:p text:style-name="P24"><text:span text:style-name="T9">Information à faire apparaître dans les manifestes.</text:span></text:p>
      <text:p text:style-name="P21"/>
      <text:p text:style-name="P5"/>
      <text:list xml:id="list833796467" text:continue-numbering="true" text:style-name="WWNum1">
        <text:list-item>
          <text:p text:style-name="P19"><text:span text:style-name="T14">Annee_dernier_numero (colonne </text:span><text:span text:style-name="T2">L</text:span><text:span text:style-name="T14">) </text:span><text:span text:style-name="T13">: année de publication du dernier numéro de la revue (disparition de la revue).</text:span></text:p>
        </text:list-item>
      </text:list>
      <text:p text:style-name="P24"><text:span text:style-name="T9">Information à faire apparaître dans les manifestes.</text:span></text:p>
      <text:p text:style-name="P5"/>
      <text:p text:style-name="P5"/>
      <text:list xml:id="list878267520" text:continue-numbering="true" text:style-name="WWNum1">
        <text:list-item>
          <text:p text:style-name="P19"><text:span text:style-name="T14">Langue_source (colonne </text:span><text:span text:style-name="T2">M</text:span><text:span text:style-name="T14">)</text:span><text:span text:style-name="T13"> : langue d</text:span>u document <text:span text:style-name="T13">(norme ISO 639-1 : « en » pour anglais, « fr » pour français, etc.).</text:span></text:p>
        </text:list-item>
      </text:list>
      <text:p text:style-name="P24"><text:soft-page-break/><text:span text:style-name="T9">Information à faire apparaître dans les manifestes et dans BasArt.</text:span></text:p>
      <text:p text:style-name="P25"/>
      <text:p text:style-name="P25"/>
      <text:list xml:id="list978946135" text:continue-numbering="true" text:style-name="WWNum1">
        <text:list-item>
          <text:p text:style-name="P19"><text:span text:style-name="T14">Format (colonne </text:span><text:span text:style-name="T2">N</text:span><text:span text:style-name="T14">)</text:span><text:span text:style-name="T13"> : indiquer le nombre de volumes, le nombre de pages ainsi que la taille de l’ouvrage, de cette manière : 1 vol. (72 p.) ; 19 cm.</text:span></text:p>
        </text:list-item>
      </text:list>
      <text:p text:style-name="P24"><text:span text:style-name="T9">Information à faire apparaître dans les manifestes.</text:span></text:p>
      <text:p text:style-name="P21"/>
      <text:p text:style-name="P21"/>
      <text:list xml:id="list867314604" text:continue-numbering="true" text:style-name="WWNum1">
        <text:list-item>
          <text:p text:style-name="P19"><text:span text:style-name="T14">Licence (colonne </text:span><text:span text:style-name="T2">O</text:span><text:span text:style-name="T14">)</text:span><text:span text:style-name="T13"> : préciser la licence.</text:span></text:p>
        </text:list-item>
      </text:list>
      <text:p text:style-name="P24"><text:span text:style-name="T9">Information à faire apparaître dans les manifestes.</text:span></text:p>
      <text:p text:style-name="P5"/>
      <text:p text:style-name="P5"/>
      <text:list xml:id="list1576880565" text:continue-numbering="true" text:style-name="WWNum1">
        <text:list-item>
          <text:p text:style-name="P19"><text:span text:style-name="T14">Source_diffuseur (colonne </text:span><text:span text:style-name="T2">P</text:span><text:span text:style-name="T14">)</text:span><text:note text:id="ftn3" text:note-class="footnote"><text:note-citation>3</text:note-citation><text:note-body><text:p text:style-name="P27"><text:span text:style-name="T21"/><text:span text:style-name="T11"> Dans BasArt, la source est mentionnée à la fois dans la table « exhibition_catalog » et dans la table « exhibition » (et peut être différente selon la situation). Dans le cadre du projet VISUAL CONTAGIONS, cette information sera toujours identique. Nous avons donc décidé de n’utiliser qu’une seule colonne « source » et de dupliquer l’information au moment de la migration des données vers BasArt.</text:span></text:p></text:note-body></text:note><text:span text:style-name="T13"> : URL renvoyant vers la page du site de l’institution proposant la ressource à la consultation</text:span> ; o<text:span text:style-name="T13">u</text:span> bien lorsque l’URL est absente, nom de l’organisme ou de la personne responsable de la diffusion de la ressource.</text:p>
        </text:list-item>
      </text:list>
      <text:p text:style-name="P24"><text:span text:style-name="T9">Information à faire apparaître dans les manifestes.</text:span></text:p>
      <text:p text:style-name="P5"/>
      <text:p text:style-name="P5"/>
      <text:list xml:id="list127811654" text:continue-numbering="true" text:style-name="WWNum1">
        <text:list-item>
          <text:p text:style-name="P19"><text:span text:style-name="T14">Depot (colonne </text:span><text:span text:style-name="T2">Q</text:span><text:span text:style-name="T14">)</text:span><text:span text:style-name="T13"> : nom du dépôt (ex : « Bibliothèque nationale de France »).</text:span></text:p>
        </text:list-item>
      </text:list>
      <text:p text:style-name="P24"><text:span text:style-name="T9">Information à faire apparaître dans les manifestes.</text:span></text:p>
      <text:p text:style-name="P20"/>
      <text:p text:style-name="P20"/>
      <text:list xml:id="list238665104" text:continue-numbering="true" text:style-name="WWNum1">
        <text:list-item>
          <text:p text:style-name="P19"><text:span text:style-name="T14">Numerise_par (colonne </text:span><text:span text:style-name="T2">R</text:span><text:span text:style-name="T14">) </text:span><text:span text:style-name="T13">: auteur de la numérisation de la ressource.</text:span></text:p>
        </text:list-item>
      </text:list>
      <text:p text:style-name="P24"><text:span text:style-name="T9">Information à faire apparaître dans les manifestes.</text:span></text:p>
      <text:p text:style-name="P5"/>
      <text:p text:style-name="P5"/>
      <text:list xml:id="list1484277305" text:continue-numbering="true" text:style-name="WWNum1">
        <text:list-item>
          <text:p text:style-name="P19"><text:span text:style-name="T14">Date_numerisation (colonne </text:span><text:span text:style-name="T2">S</text:span><text:span text:style-name="T14">)</text:span><text:span text:style-name="T13"> : date à laquelle a été numérisée la ressource (norme ISO-8601 : yyyy-mm-dd).</text:span></text:p>
        </text:list-item>
      </text:list>
      <text:p text:style-name="P24"><text:span text:style-name="T9">Information à faire apparaître dans les manifestes.</text:span></text:p>
      <text:p text:style-name="P7"/>
      <text:p text:style-name="P7"/>
      <text:list xml:id="list670464909" text:continue-numbering="true" text:style-name="WWNum1">
        <text:list-item>
          <text:p text:style-name="P22"><text:span text:style-name="T2">Type_evenement (colonne T)</text:span> : indiquer « exhibition » s’il s’agit d’une exposition, ne pas remplir si le document (un périodique par exemple) n’est pas associé à un événement.</text:p>
        </text:list-item>
      </text:list>
      <text:p text:style-name="P25"/>
      <text:p text:style-name="P25"/>
      <text:list xml:id="list248873080" text:continue-numbering="true" text:style-name="WWNum1">
        <text:list-item>
          <text:p text:style-name="P19"><text:span text:style-name="T14">Date_debut_exposition (colonne </text:span><text:span text:style-name="T2">U</text:span><text:span text:style-name="T14">) </text:span><text:span text:style-name="T13">: date de début de l’exposition (norme ISO-8601 : yyyy-mm-dd).</text:span></text:p>
        </text:list-item>
      </text:list>
      <text:p text:style-name="P24"><text:span text:style-name="T9">Information à faire apparaître dans BasArt et éventuellement dans les manifestes.</text:span></text:p>
      <text:p text:style-name="P5"/>
      <text:p text:style-name="P5"/>
      <text:list xml:id="list1251038177" text:continue-numbering="true" text:style-name="WWNum1">
        <text:list-item>
          <text:p text:style-name="P19"><text:span text:style-name="T14">Date_fin_exposition (colonne </text:span><text:span text:style-name="T2">V</text:span><text:span text:style-name="T14">)</text:span><text:span text:style-name="T13"> : date de fin de l’exposition (norme ISO-8601 : yyyy-mm-dd).</text:span></text:p>
        </text:list-item>
      </text:list>
      <text:p text:style-name="P24"><text:span text:style-name="T9">Information à faire apparaître dans BasArt et éventuellement dans les manifestes.</text:span></text:p>
      <text:p text:style-name="P5"/>
      <text:list xml:id="list1925580035" text:continue-numbering="true" text:style-name="WWNum1">
        <text:list-item>
          <text:p text:style-name="P19"><text:span text:style-name="T14">Notes_catalogue_expo (colonne </text:span><text:span text:style-name="T2">W</text:span><text:span text:style-name="T14">) </text:span><text:span text:style-name="T13">: notes concernant le catalogue d’exposition.</text:span></text:p>
        </text:list-item>
      </text:list>
      <text:p text:style-name="P24"><text:soft-page-break/><text:span text:style-name="T9">Information à faire apparaître dans BasArt et éventuellement dans les manifestes.</text:span></text:p>
      <text:p text:style-name="P25"/>
      <text:p text:style-name="P24"/>
      <text:list xml:id="list236931281" text:continue-numbering="true" text:style-name="WWNum1">
        <text:list-item>
          <text:p text:style-name="P19"><text:span text:style-name="T14">Titre_exposition (colonne </text:span><text:span text:style-name="T2">X</text:span><text:span text:style-name="T14">)</text:span><text:span text:style-name="T13"> : titre de l’exposition.</text:span></text:p>
        </text:list-item>
      </text:list>
      <text:p text:style-name="P16"><text:span text:style-name="T18">Information à faire apparaître dans BasArt.</text:span></text:p>
      <text:p text:style-name="P16"/>
      <text:p text:style-name="P24"/>
      <text:list xml:id="list261201555" text:continue-numbering="true" text:style-name="WWNum1">
        <text:list-item>
          <text:p text:style-name="P19"><text:span text:style-name="T14">Exposition_itinerante (colonne </text:span><text:span text:style-name="T2">Y</text:span><text:span text:style-name="T14">)</text:span><text:span text:style-name="T13"> : indiquer « travelling » si l'exposition est itinérante ou « fixed » si elle ne l'est pas</text:span><text:note text:id="ftn4" text:note-class="footnote"><text:note-citation>4</text:note-citation><text:note-body><text:p text:style-name="P28"><text:span text:style-name="T21"/><text:span text:style-name="T11"> La colonne correspondant à « </text:span><text:span text:style-name="T12">Exposition_itinerante », dans BasArt,</text:span><text:span text:style-name="T11"> est remplie par un « t » ou un « f ». Il est cependant préférable que l’attribut @subtype apparaissant dans le fichier TEI soit signifiant, c’est pourquoi la colonne de l’actuel tableau contiendra les termes « travelling » ou bien « fixed ». La transformation du contenu de ce @subtype en une simple lettre (« t » ou « f ») sera effectuée au moment de la migration des données vers la base de données BasArt, par le biais du script Python.</text:span></text:p></text:note-body></text:note><text:span text:style-name="T13">.</text:span></text:p>
        </text:list-item>
      </text:list>
      <text:p text:style-name="P24"><text:span text:style-name="T9">Information à faire apparaître dans BasArt.</text:span></text:p>
      <text:p text:style-name="P25"/>
      <text:p text:style-name="P25"/>
      <text:list xml:id="list149803743" text:continue-numbering="true" text:style-name="WWNum1">
        <text:list-item>
          <text:p text:style-name="P19"><text:span text:style-name="T14">Ville_exposition_en (colonne </text:span><text:span text:style-name="T2">Z</text:span><text:span text:style-name="T14">)</text:span><text:span text:style-name="T13"> : ville dans laquelle a eu lieu l’exposition (nom de la ville en anglais).</text:span></text:p>
        </text:list-item>
      </text:list>
      <text:p text:style-name="P24"><text:span text:style-name="T9">Information à faire apparaître dans BasArt.</text:span></text:p>
      <text:p text:style-name="P5"/>
      <text:p text:style-name="P5"/>
      <text:list xml:id="list492517643" text:continue-numbering="true" text:style-name="WWNum1">
        <text:list-item>
          <text:p text:style-name="P19"><text:span text:style-name="T14">Pays_</text:span><text:span text:style-name="T2">en</text:span><text:span text:style-name="T13"> </text:span><text:span text:style-name="T14">(colonne </text:span><text:span text:style-name="T2">AA</text:span><text:span text:style-name="T14">)</text:span><text:span text:style-name="T13"> : pays dans lequel a eu lieu l’exposition (nom du pays en </text:span>anglais<text:span text:style-name="T13">).</text:span></text:p>
        </text:list-item>
      </text:list>
      <text:p text:style-name="P24"><text:span text:style-name="T9">Information à faire apparaître dans BasArt.</text:span></text:p>
      <text:p text:style-name="P5"/>
      <text:p text:style-name="P5"/>
      <text:list xml:id="list933893689" text:continue-numbering="true" text:style-name="WWNum1">
        <text:list-item>
          <text:p text:style-name="P19"><text:span text:style-name="T14">Etat_</text:span><text:span text:style-name="T2">en</text:span><text:span text:style-name="T14"> (colonne </text:span><text:span text:style-name="T2">AB</text:span><text:span text:style-name="T14">)</text:span><text:span text:style-name="T13"> : </text:span>État<text:span text:style-name="T13"> dans lequel a eu lieu l’exposition (nom de l’état en </text:span>anglais<text:span text:style-name="T13">).</text:span></text:p>
        </text:list-item>
      </text:list>
      <text:p text:style-name="P24"><text:span text:style-name="T9">Information à faire apparaître dans BasArt.</text:span></text:p>
      <text:p text:style-name="P7"/>
      <text:p text:style-name="P25"/>
      <text:list xml:id="list1732582073" text:continue-numbering="true" text:style-name="WWNum1">
        <text:list-item>
          <text:p text:style-name="P19"><text:span text:style-name="T14">Titre_groupe_expositions (colonne A</text:span><text:span text:style-name="T2">C</text:span><text:span text:style-name="T14">)</text:span><text:span text:style-name="T13"> : titre du groupe d’expositions (ex : Biennale de Tokyo).</text:span></text:p>
        </text:list-item>
      </text:list>
      <text:p text:style-name="P24"><text:span text:style-name="T9">Information à faire apparaître dans BasArt.</text:span></text:p>
      <text:p text:style-name="P5"/>
      <text:p text:style-name="P5"/>
      <text:list xml:id="list1367974564" text:continue-numbering="true" text:style-name="WWNum1">
        <text:list-item>
          <text:p text:style-name="P19"><text:span text:style-name="T14">Type_groupe_expositions (colonne A</text:span><text:span text:style-name="T2">D</text:span><text:span text:style-name="T14">)</text:span><text:span text:style-name="T13"> : indiquer le type de groupe d’expositions.</text:span></text:p>
        </text:list-item>
      </text:list>
      <text:p text:style-name="P16"><text:span text:style-name="T13">Dix types sont actuellement référencés dans BasArt :</text:span></text:p>
      <text:p text:style-name="P29">- simple_exhibition (Exposition simple)</text:p>
      <text:p text:style-name="P29">- salon (Salon)<text:tab/></text:p>
      <text:p text:style-name="P30">- other (Autre)</text:p>
      <text:p text:style-name="P30">- secession (Sécession)</text:p>
      <text:p text:style-name="P30">- society (Société)</text:p>
      <text:p text:style-name="P30">- festival (Festival)</text:p>
      <text:p text:style-name="P30">- universal_exhibition (Exposition universelle)</text:p>
      <text:p text:style-name="P30">- artists_group (Groupe d’artistes)</text:p>
      <text:p text:style-name="P30">- women_artists_exhibition (Exposition d’artistes femmes)</text:p>
      <text:p text:style-name="P30">- biennial_triennial_documenta (Biennales / Triennales / Documenta)</text:p>
      <text:p text:style-name="P25"/>
      <text:p text:style-name="P24"><text:soft-page-break/><text:span text:style-name="T9">Information à faire apparaître dans BasArt.</text:span></text:p>
      <text:p text:style-name="P5"/>
      <text:list xml:id="list180415692" text:continue-numbering="true" text:style-name="WWNum1">
        <text:list-item>
          <text:p text:style-name="P19"><text:span text:style-name="T14">Titre_section (colonne A</text:span><text:span text:style-name="T2">E</text:span><text:span text:style-name="T14">)</text:span><text:span text:style-name="T13"> : titre de la section.</text:span></text:p>
        </text:list-item>
      </text:list>
      <text:p text:style-name="P16"><text:span text:style-name="T13">Toute exposition a au moins une section. Une nouvelle section est créée dès qu'une partie de l'exposition est organisée dans un lieu différent. Chaque section a donc une adresse différente.</text:span></text:p>
      <text:p text:style-name="P24"><text:span text:style-name="T9">Information à faire apparaître dans BasArt.</text:span></text:p>
      <text:p text:style-name="P5"><draw:frame draw:style-name="fr1" text:anchor-type="char" svg:x="0.318cm" svg:y="0.402cm" svg:width="0.635cm" svg:height="0.635cm" draw:z-index="9"><draw:image xlink:href="Pictures/1000020100000100000001002F8B1E78.png" xlink:type="simple" xlink:show="embed" xlink:actuate="onLoad"/></draw:frame></text:p>
      <text:p text:style-name="P5">Attention ! Cette colonne ne devra contenir qu’une unique section. S’il y a plusieurs section pour un même catalogue, il faudra impérativement ajouter ces sections supplémentaires directement dans le fichier TEI décrivant le document.</text:p>
      <text:p text:style-name="P5"/>
      <text:p text:style-name="P5"/>
      <text:list xml:id="list1738952853" text:continue-numbering="true" text:style-name="WWNum1">
        <text:list-item>
          <text:p text:style-name="P19"><text:span text:style-name="T14">Adresse_section_decrite_dans_catalogue (colonne A</text:span><text:span text:style-name="T2">F</text:span><text:span text:style-name="T13">) : adresse de la section telle qu’elle est indiquée dans la source.</text:span></text:p>
        </text:list-item>
      </text:list>
      <text:p text:style-name="P24"><text:span text:style-name="T9">Information à faire apparaître dans BasArt.</text:span></text:p>
      <text:p text:style-name="P5"><draw:frame draw:style-name="fr1" text:anchor-type="char" svg:x="0.318cm" svg:y="0.402cm" svg:width="0.635cm" svg:height="0.635cm" draw:z-index="11"><draw:image xlink:href="Pictures/1000020100000100000001002F8B1E78.png" xlink:type="simple" xlink:show="embed" xlink:actuate="onLoad"/></draw:frame></text:p>
      <text:p text:style-name="P5">Attention ! Cette colonne ne devra contenir qu’une unique adresse. S’il y a plusieurs adresses pour un même catalogue, il faudra impérativement ajouter ces adresses supplémentaires directement dans le fichier TEI décrivant le document.</text:p>
      <text:p text:style-name="P5"/>
      <text:p text:style-name="P5"/>
      <text:list xml:id="list1067491674" text:continue-numbering="true" text:style-name="WWNum1">
        <text:list-item>
          <text:p text:style-name="P19"><text:span text:style-name="T14">Lieu_exposition_section_unique (colonne A</text:span><text:span text:style-name="T2">G</text:span><text:span text:style-name="T14">)</text:span><text:span text:style-name="T13"> : nom du lieu dans lequel s’est déroulé l’exposition (musée, galerie, etc.).</text:span></text:p>
        </text:list-item>
      </text:list>
      <text:p text:style-name="P24"><text:span text:style-name="T9">Information à faire apparaître dans BasArt. </text:span></text:p>
      <text:p text:style-name="P5"><draw:frame draw:style-name="fr1" text:anchor-type="char" svg:x="0.318cm" svg:y="0.402cm" svg:width="0.635cm" svg:height="0.635cm" draw:z-index="13"><draw:image xlink:href="Pictures/1000020100000100000001002F8B1E78.png" xlink:type="simple" xlink:show="embed" xlink:actuate="onLoad"/></draw:frame></text:p>
      <text:p text:style-name="P5">Attention ! Cette colonne ne devra contenir qu’un unique lieu d’exposition. S’il y a plusieurs lieux d’exposition pour un même catalogue, il faudra impérativement ajouter ces lieux supplémentaires directement dans le fichier TEI décrivant le document.</text:p>
      <text:p text:style-name="P5"/>
      <text:p text:style-name="P5"><text:bookmark text:name="_gjdgxs"/></text:p>
      <text:list xml:id="list846021206" text:continue-numbering="true" text:style-name="WWNum1">
        <text:list-item>
          <text:p text:style-name="P19"><text:span text:style-name="T14">Type_lieu (colonne A</text:span><text:span text:style-name="T2">H</text:span><text:span text:style-name="T14">) </text:span><text:span text:style-name="T13">: indiquer le type de lieu dans lequel s’est déroulé l’exposition.</text:span></text:p>
        </text:list-item>
      </text:list>
      <text:p text:style-name="P16"><text:span text:style-name="T13">Dix types sont actuellement référencés dans BasArt :</text:span></text:p>
      <text:p text:style-name="P29">- gallery (galerie)<text:tab/><text:tab/>- museum (musée)</text:p>
      <text:p text:style-name="P30">- club (cercle) <text:tab/><text:tab/>- other_type (autre type) </text:p>
      <text:p text:style-name="P30">- office (journal)<text:tab/><text:tab/>- cultural_center (centre culturel)</text:p>
      <text:p text:style-name="P30">- bookshop (librairie)<text:tab/>- N. R.</text:p>
      <text:p text:style-name="P30">- room (salle)<text:tab/><text:tab/>- ?</text:p>
      <text:p text:style-name="P25"/>
      <text:p text:style-name="P24"><text:span text:style-name="T9">Information à faire apparaître dans BasArt. </text:span></text:p>
      <text:p text:style-name="P5"><draw:frame draw:style-name="fr1" text:anchor-type="char" svg:x="0.318cm" svg:y="0.402cm" svg:width="0.635cm" svg:height="0.635cm" draw:z-index="15"><draw:image xlink:href="Pictures/1000020100000100000001002F8B1E78.png" xlink:type="simple" xlink:show="embed" xlink:actuate="onLoad"/></draw:frame></text:p>
      <text:p text:style-name="P5">Attention ! Cette colonne ne devra contenir qu’un unique type de lieu d’exposition. S’il y a plusieurs types de lieu d’exposition pour un même catalogue, il faudra impérativement ajouter ces types de lieu supplémentaires directement dans le fichier TEI décrivant le document.</text:p>
      <text:p text:style-name="P5"/>
      <text:p text:style-name="P5"/>
      <text:list xml:id="list181025781" text:continue-numbering="true" text:style-name="WWNum1">
        <text:list-item>
          <text:p text:style-name="P19"><text:soft-page-break/><text:span text:style-name="T2">Numero_et_nom_rue_section</text:span><text:span text:style-name="T14"> (colonne A</text:span><text:span text:style-name="T2">I</text:span><text:span text:style-name="T14">) </text:span><text:span text:style-name="T13">: numéro et nom de la rue (adresse de la section). </text:span>Séparer, lorsque c’est possible, le numéro du nom de la rue par une virgule, de cette manière : « 3, avenue du Général Eisenhower ».</text:p>
        </text:list-item>
      </text:list>
      <text:p text:style-name="P24"><text:span text:style-name="T9">Information à faire apparaître dans BasArt. </text:span></text:p>
      <text:p text:style-name="P5"><draw:frame draw:style-name="fr1" text:anchor-type="char" svg:x="0.318cm" svg:y="0.402cm" svg:width="0.635cm" svg:height="0.635cm" draw:z-index="17"><draw:image xlink:href="Pictures/1000020100000100000001002F8B1E78.png" xlink:type="simple" xlink:show="embed" xlink:actuate="onLoad"/></draw:frame></text:p>
      <text:p text:style-name="P5">Attention ! Cette colonne ne devra contenir qu’un unique numéro de rue. S’il y a plusieurs adresses pour un même catalogue, il faudra impérativement ajouter ces adresses supplémentaires directement dans le fichier TEI décrivant le document.</text:p>
      <text:p text:style-name="P5"/>
      <text:p text:style-name="P5"/>
      <text:list xml:id="list1255300441" text:continue-numbering="true" text:style-name="WWNum1">
        <text:list-item>
          <text:p text:style-name="P19"><text:span text:style-name="T14">Etage_section (colonne A</text:span><text:span text:style-name="T2">J</text:span><text:span text:style-name="T14">) </text:span><text:span text:style-name="T13">: étage (adresse de la section).</text:span><text:span text:style-name="T18"> </text:span></text:p>
        </text:list-item>
      </text:list>
      <text:p text:style-name="P24"><text:span text:style-name="T9">Information à faire apparaître dans BasArt. </text:span></text:p>
      <text:p text:style-name="P5"><draw:frame draw:style-name="fr1" text:anchor-type="char" svg:x="0.318cm" svg:y="0.402cm" svg:width="0.635cm" svg:height="0.635cm" draw:z-index="19"><draw:image xlink:href="Pictures/1000020100000100000001002F8B1E78.png" xlink:type="simple" xlink:show="embed" xlink:actuate="onLoad"/></draw:frame></text:p>
      <text:p text:style-name="P5">Attention ! Cette colonne ne devra contenir qu’un unique étage. S’il y a plusieurs adresses pour un même catalogue, il faudra impérativement ajouter ces adresses supplémentaires directement dans le fichier TEI décrivant le document.</text:p>
      <text:p text:style-name="P5"/>
      <text:list xml:id="list547007085" text:continue-numbering="true" text:style-name="WWNum1">
        <text:list-item>
          <text:p text:style-name="P19"><text:span text:style-name="T14">Lieu-dit_section (colonne A</text:span><text:span text:style-name="T2">K</text:span><text:span text:style-name="T14">) </text:span><text:span text:style-name="T13">: lieu-dit (adresse de la section).</text:span></text:p>
        </text:list-item>
      </text:list>
      <text:p text:style-name="P24"><text:span text:style-name="T9">Information à faire apparaître dans BasArt. </text:span></text:p>
      <text:p text:style-name="P5"><draw:frame draw:style-name="fr1" text:anchor-type="char" svg:x="0.318cm" svg:y="0.402cm" svg:width="0.635cm" svg:height="0.635cm" draw:z-index="21"><draw:image xlink:href="Pictures/1000020100000100000001002F8B1E78.png" xlink:type="simple" xlink:show="embed" xlink:actuate="onLoad"/></draw:frame></text:p>
      <text:p text:style-name="P5">Attention ! Cette colonne ne devra contenir qu’un unique lieu-dit. S’il y a plusieurs adresses pour un même catalogue, il faudra impérativement ajouter ces adresses supplémentaires directement dans le fichier TEI décrivant le document.</text:p>
      <text:p text:style-name="P5"/>
      <text:p text:style-name="P8"/>
      <text:list xml:id="list1909911761" text:continue-numbering="true" text:style-name="WWNum1">
        <text:list-item>
          <text:p text:style-name="P19"><text:span text:style-name="T14">Complement_adresse_section (colonne A</text:span><text:span text:style-name="T2">L</text:span><text:span text:style-name="T14">) </text:span><text:span text:style-name="T13">: complément d’adresse (section).</text:span></text:p>
        </text:list-item>
      </text:list>
      <text:p text:style-name="P24"><text:span text:style-name="T9">Information à faire apparaître dans BasArt. </text:span></text:p>
      <text:p text:style-name="P5"><draw:frame draw:style-name="fr1" text:anchor-type="char" svg:x="0.318cm" svg:y="0.402cm" svg:width="0.635cm" svg:height="0.635cm" draw:z-index="23"><draw:image xlink:href="Pictures/1000020100000100000001002F8B1E78.png" xlink:type="simple" xlink:show="embed" xlink:actuate="onLoad"/></draw:frame></text:p>
      <text:p text:style-name="P5">Attention ! Cette colonne ne devra contenir qu’un unique complément d’adresse. S’il y a plusieurs adresses pour un même catalogue, il faudra impérativement ajouter ces adresses supplémentaires directement dans le fichier TEI décrivant le document.</text:p>
      <text:p text:style-name="P5"/>
      <text:p text:style-name="P5"/>
      <text:list xml:id="list1040738744" text:continue-numbering="true" text:style-name="WWNum1">
        <text:list-item>
          <text:p text:style-name="P19"><text:span text:style-name="T14">Notes_section (colonne A</text:span><text:span text:style-name="T2">M</text:span><text:span text:style-name="T14">)</text:span><text:span text:style-name="T16"> : </text:span><text:span text:style-name="T13">Notes concernant la section (par exemple, quels sont les propriétaires du lieu ? Ou bien, qui était le commissaire ?).</text:span></text:p>
        </text:list-item>
      </text:list>
      <text:p text:style-name="P24"><text:span text:style-name="T9">Information à faire apparaître dans BasArt.</text:span></text:p>
      <text:p text:style-name="P5"><draw:frame draw:style-name="fr1" text:anchor-type="char" svg:x="0.318cm" svg:y="0.402cm" svg:width="0.635cm" svg:height="0.635cm" draw:z-index="25"><draw:image xlink:href="Pictures/1000020100000100000001002F8B1E78.png" xlink:type="simple" xlink:show="embed" xlink:actuate="onLoad"/></draw:frame></text:p>
      <text:p text:style-name="P5">Attention ! S’il y a plusieurs adresses pour un même catalogue, il faudra impérativement ajouter ces adresses supplémentaires directement dans le fichier TEI décrivant le document. Il en est de même pour les notes concernant ces adresses.</text:p>
      <text:p text:style-name="P7"/>
      <text:p text:style-name="P7"/>
      <text:p text:style-name="P7"/>
      <text:p text:style-name="P7"/>
      <text:p text:style-name="P7"/>
      <text:p text:style-name="P7"/>
      <text:p text:style-name="P7"/>
      <text:p text:style-name="P7"/>
      <text:p text:style-name="P7"/>
      <text:p text:style-name="P7"/>
      <text:p text:style-name="P4"><text:soft-page-break/><text:span text:style-name="T6">Tableau 2 : ressources avec manifeste</text:span></text:p>
      <text:p text:style-name="P5">Ce tableau contient les documents pour lesquels il existe déjà un manifeste.</text:p>
      <text:p text:style-name="P5"/>
      <text:p text:style-name="P5"/>
      <text:p text:style-name="P5"><text:span text:style-name="T10">Explications concernant les colonnes :</text:span></text:p>
      <text:p text:style-name="P5"/>
      <text:list xml:id="list33608919" text:continue-numbering="true" text:style-name="WWNum1">
        <text:list-item>
          <text:p text:style-name="P19"><text:span text:style-name="T14">Manifeste_IIIF (colonne </text:span><text:span text:style-name="T2">AN</text:span><text:span text:style-name="T14">) </text:span><text:span text:style-name="T13">: lien vers le manifeste.</text:span></text:p>
        </text:list-item>
      </text:list>
      <text:p text:style-name="P5"/>
      <text:p text:style-name="P5">Le reste du tableau 2 est identique au tableau 1. Pour les autres colonnes, se reporter aux explications du tableau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Times New Roman2" style:font-size-asian="12pt" style:language-asian="en" style:country-asian="US"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note_20_text" style:display-name="footnote text"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weight="bold" style:font-name-asian="Times New Roman2" style:font-weight-asian="bold" style:font-name-complex="Times New Roman2"/>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font-name-asian="Noto Sans Symbols1" style:font-name-complex="Noto Sans Symbol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padding="0cm" fo:border="none">
        <style:tab-stops>
          <style:tab-stop style:position="7.325cm" style:type="center"/>
          <style:tab-stop style:position="14.651cm" style:type="right"/>
        </style:tab-stops>
      </style:paragraph-properties>
    </style:style>
    <style:style style:name="MP2" style:family="paragraph" style:parent-style-name="normal">
      <style:paragraph-properties fo:text-align="end" style:justify-single-word="false" fo:padding="0cm" fo:border="none">
        <style:tab-stops>
          <style:tab-stop style:position="7.325cm" style:type="center"/>
          <style:tab-stop style:position="14.651cm" style:type="right"/>
        </style:tab-stops>
      </style:paragraph-properties>
    </style:style>
    <style:style style:name="MP3" style:family="paragraph" style:parent-style-name="normal">
      <style:paragraph-properties fo:margin-left="0cm" fo:margin-right="0.635cm" fo:text-indent="0cm" style:auto-text-indent="false" fo:padding="0cm" fo:border="none">
        <style:tab-stops>
          <style:tab-stop style:position="7.325cm" style:type="center"/>
          <style:tab-stop style:position="14.651cm" style:type="right"/>
        </style:tab-stops>
      </style:paragraph-properties>
    </style:style>
    <style:style style:name="MT1" style:family="text">
      <style:text-properties fo:color="#000000" fo:font-size="10pt" style:font-size-asian="10pt" style:font-size-complex="10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uriane Quoix<text:tab/><text:tab/>Juin 2020</text:span></text:p>
      </style:header>
      <style:footer>
        <text:p text:style-name="MP2"><text:page-number text:select-page="current">13</text:page-number></text:p>
        <text:p text:style-name="MP3"/>
      </style:footer>
      <style:footer-left>
        <text:p text:style-name="MP3"><text:page-number text:select-page="current">8</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20-09-10T07:49:00</meta:creation-date>
    <dc:date>2020-09-10T10:23:52</dc:date>
    <meta:editing-duration>PT27S</meta:editing-duration>
    <meta:generator>OpenOffice/4.1.7$Unix OpenOffice.org_project/417m1$Build-9800</meta:generator>
    <meta:document-statistic meta:table-count="0" meta:image-count="13" meta:object-count="0" meta:page-count="8" meta:paragraph-count="146" meta:word-count="2258" meta:character-count="147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